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Consolas" fo:font-size="9pt" style:font-size-asian="7.84999990463257pt" style:font-size-complex="9pt"/>
    </style:style>
    <style:style style:name="P3" style:family="paragraph" style:parent-style-name="Standard">
      <style:text-properties style:font-name="Consolas" fo:font-size="9pt" style:text-underline-style="none" officeooo:rsid="001323be" officeooo:paragraph-rsid="001323be" style:font-size-asian="7.84999990463257pt" style:font-size-complex="9pt"/>
    </style:style>
    <style:style style:name="P4" style:family="paragraph" style:parent-style-name="Standard">
      <style:text-properties style:font-name="Consolas" fo:font-size="9pt" style:text-underline-style="none" officeooo:rsid="001323be" officeooo:paragraph-rsid="001323be" style:font-size-asian="9pt" style:font-size-complex="9pt"/>
    </style:style>
    <style:style style:name="T1" style:family="text">
      <style:text-properties style:font-name="Calibri-Light" fo:font-size="12pt" style:font-size-asian="12pt"/>
    </style:style>
    <style:style style:name="T2" style:family="text">
      <style:text-properties style:font-name="Calibri-Light" fo:font-size="12pt" officeooo:rsid="00122c32" style:font-size-asian="12pt"/>
    </style:style>
    <style:style style:name="T3" style:family="text">
      <style:text-properties style:font-name="Calibri-Light" fo:font-size="12pt" fo:font-weight="bold" style:font-size-asian="12pt" style:font-weight-asian="bold" style:font-weight-complex="bold"/>
    </style:style>
    <style:style style:name="T4" style:family="text">
      <style:text-properties style:font-name="Calibri-Light" fo:font-size="12pt" fo:font-weight="bold" officeooo:rsid="00122c32" style:font-size-asian="12pt" style:font-weight-asian="bold" style:font-weight-complex="bold"/>
    </style:style>
    <style:style style:name="T5" style:family="text">
      <style:text-properties fo:font-size="12pt" style:font-size-asian="12pt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Ejercicio 1.-</text:span><text:span text:style-name="T1"> Crea la siguiente estructura de carpetas con las siguientes condiciones expuestas.</text:span></text:p>
      <text:p text:style-name="P2"/>
      <text:p text:style-name="P3">mkdir /home/antonio/Escritorio/Comandos/</text:p>
      <text:p text:style-name="P3">mkdir /home/antonio/Escritorio/Comandos/Linux</text:p>
      <text:p text:style-name="P3">mkdir /home/antonio/Escritorio/Comandos/Linux/Ejercicio2</text:p>
      <text:p text:style-name="P3">mkdir /home/antonio/Escritorio/Comandos/Ubuntu</text:p>
      <text:p text:style-name="P3">mkdir /home/antonio/Escritorio/Comandos/Ubuntu/Distribuciones</text:p>
      <text:p text:style-name="P3">mkdir /home/antonio/Escritorio/Comandos/Ubuntu/Sistema</text:p>
      <text:p text:style-name="P3">mkdir /home/antonio/Escritorio/Comandos/Ubuntu/Evaluación</text:p>
      <text:p text:style-name="P2"/>
      <text:p text:style-name="P1" loext:marker-style-name="T1"><text:span text:style-name="T4">E</text:span><text:span text:style-name="T3">jercicio 2.-</text:span><text:span text:style-name="T1"> Dentro de la carpeta Linux, crea 3 directorios de forma simultanea (Ejercicio1, Ejercicio2 y Ejercicio3) sin que el terminal muestre un mensaje de error por directorio existente.</text:span></text:p>
      <text:p text:style-name="P4"/>
      <text:p text:style-name="P4">mkdir </text:p>
      <text:p text:style-name="P4"/>
      <text:p text:style-name="P1" loext:marker-style-name="T1"><text:span text:style-name="T1">Ejercicio 3.- Dentro de la carpeta Sistema, crea 3 ficheros de forma simultanea (fich1.txt, fich2.txt y fich3.txt) y</text:span><text:span text:style-name="T1"/></text:p>
      <text:p text:style-name="P1" loext:marker-style-name="T1"><text:span text:style-name="T1">añade el siguiente texto a cada uno de ellos.</text:span><text:span text:style-name="T1"/></text:p>
      <text:p text:style-name="P1" loext:marker-style-name="T1"><text:span text:style-name="T1">- fich1.txt: “Este es el primer fichero que he creado”</text:span><text:span text:style-name="T1"/></text:p>
      <text:p text:style-name="P1" loext:marker-style-name="T1"><text:span text:style-name="T1">- fich2.txt: “Este es el segundo FicHeRo que he creado”</text:span><text:span text:style-name="T1"/></text:p>
      <text:p text:style-name="P1" loext:marker-style-name="T1"><text:span text:style-name="T1">- fich3.txt: “Este es el último fichero que he creado, por ahora, pero puede que luego cree alguno más”</text:span><text:span text:style-name="T1"/></text:p>
      <text:p text:style-name="P1" loext:marker-style-name="T1"><text:span text:style-name="T1">Ejercicio 4.- Mueve los archivos fich1.txt y fich2 a la carpeta distribución de forma simultanea.</text:span><text:span text:style-name="T1"/></text:p>
      <text:p text:style-name="P1" loext:marker-style-name="T1"><text:span text:style-name="T1">Ejercicio 5.- Elimina todas las carpetas sin contenido contenidas en el directorio Linux.</text:span><text:span text:style-name="T1"/></text:p>
      <text:p text:style-name="P1" loext:marker-style-name="T1"><text:span text:style-name="T1">Ejercicio 6.- Muestra el nombre de los ficheros que contengan la palabra FICHero, ignorando las mayúsculas,</text:span><text:span text:style-name="T1"/></text:p>
      <text:p text:style-name="P1" loext:marker-style-name="T1"><text:span text:style-name="T1">que estén contenidos en la carpeta Distribución.</text:span><text:span text:style-name="T1"/></text:p>
      <text:p text:style-name="P1" loext:marker-style-name="T1"><text:span text:style-name="T1">Ejercicio 7.- Modifica los permisos de todos los archivos y directorios contenidos en la carpeta Ubuntu (incluidos</text:span><text:span text:style-name="T1"/></text:p>
      <text:p text:style-name="P1" loext:marker-style-name="T1"><text:span text:style-name="T1">los que estén contenidos en estos) para que los grupos no tengan ningún permiso.</text:span><text:span text:style-name="T1"/></text:p>
      <text:p text:style-name="P1" loext:marker-style-name="T1"><text:span text:style-name="T1">Ejercicio 8.- Realiza los siguiente ejercicios para mostrar árboles del directorio Comandos:</text:span><text:span text:style-name="T1"/></text:p>
      <text:p text:style-name="P1" loext:marker-style-name="T1"><text:span text:style-name="T1">- Muestra el árbol de directorios creado en esta práctica</text:span><text:span text:style-name="T1"/></text:p>
      <text:p text:style-name="P1" loext:marker-style-name="T1"><text:span text:style-name="T1">- Muestra el árbol de directorios y archivos creados en esta práctica</text:span><text:span text:style-name="T1"/></text:p>
      <text:p text:style-name="P1" loext:marker-style-name="T1"><text:span text:style-name="T1">- Muestra el árbol del primer nivel a partir del directorio Comandos (Comandos (Linux y Ubuntu))</text:span><text:span text:style-name="T1"/></text:p>
      <text:p text:style-name="P1" loext:marker-style-name="T1"><text:span text:style-name="T1">Ejercicio 9.- Muestra los siguientes ejercicios para mostrar información sobre los archivos contenidos en el</text:span><text:span text:style-name="T1"/></text:p>
      <text:p text:style-name="P1" loext:marker-style-name="T1"><text:span text:style-name="T1">directorio Distribución:</text:span><text:span text:style-name="T1"/></text:p>
      <text:p text:style-name="P1" loext:marker-style-name="T1"><text:span text:style-name="T1">- Muestra los ficheros ordenados por la fecha de modificación</text:span><text:span text:style-name="T1"/></text:p>
      <text:p text:style-name="P1" loext:marker-style-name="T1"><text:span text:style-name="T1">- Muestra los ficheros junto a su autor</text:span><text:span text:style-name="T1"/></text:p>
      <text:p text:style-name="P1" loext:marker-style-name="T1"><text:span text:style-name="T1">- Muestra todos los ficheros, incluidos el “directorio actual” y el “directorio padre”</text:span><text:span text:style-name="T1"/></text:p>
      <text:p text:style-name="P1" loext:marker-style-name="T1"><text:span text:style-name="T1">Ejercicio 10.- Borrar todos los ficheros y directorios contenidos en el directorio Comandos. Haz que el terminal</text:span><text:span text:style-name="T1"/></text:p>
      <text:p text:style-name="Standard"><text:span text:style-name="T1">muestre todas las acciones que va realizando de forma individual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Light" svg:font-family="Calibri-Light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5T08:03:32.616000000</meta:creation-date>
    <meta:generator>LibreOffice/7.6.5.2$Windows_X86_64 LibreOffice_project/38d5f62f85355c192ef5f1dd47c5c0c0c6d6598b</meta:generator>
    <dc:date>2025-03-25T08:16:25.577000000</dc:date>
    <meta:editing-duration>PT12M52S</meta:editing-duration>
    <meta:editing-cycles>2</meta:editing-cycles>
    <meta:document-statistic meta:table-count="0" meta:image-count="0" meta:object-count="0" meta:page-count="1" meta:paragraph-count="32" meta:word-count="330" meta:character-count="2369" meta:non-whitespace-character-count="2070"/>
  </office:meta>
</office:document-meta>
</file>